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</table:table-row>
      </table:table>
      <table:table table:name="short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impro</text:p>
          </table:table-cell>
          <table:table-cell/>
        </table:table-row>
        <table:table-row table:style-name="ro1">
          <table:table-cell office:value-type="string" calcext:value-type="string">
            <text:p>queen8_8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C2]-[.D2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[.E2]/[.C2]" office:value-type="float" office:value="0.0909090909090909" calcext:value-type="float">
            <text:p>0.09090909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[.E3]/[.C3]" office:value-type="float" office:value="0.0909090909090909" calcext:value-type="float">
            <text:p>0.09090909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[.E4]/[.C4]" office:value-type="float" office:value="0.0769230769230769" calcext:value-type="float">
            <text:p>0.07692307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5]-[.D5]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[.E5]/[.C5]" office:value-type="float" office:value="0.214285714285714" calcext:value-type="float">
            <text:p>0.214285714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C6]-[.D6]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formula="of:=[.E6]/[.C6]" office:value-type="float" office:value="0.0588235294117647" calcext:value-type="float">
            <text:p>0.058823529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[.E7]/[.C7]" office:value-type="float" office:value="0.0526315789473684" calcext:value-type="float">
            <text:p>0.052631578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C8]-[.D8]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formula="of:=[.E8]/[.C8]" office:value-type="float" office:value="0.0526315789473684" calcext:value-type="float">
            <text:p>0.052631578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C9]-[.D9]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formula="of:=[.E9]/[.C9]" office:value-type="float" office:value="0.0384615384615385" calcext:value-type="float">
            <text:p>0.038461538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C10]-[.D10]" office:value-type="float" office:value="-1" calcext:value-type="float">
            <text:p>-1</text:p>
          </table:table-cell>
          <table:table-cell office:value-type="string" calcext:value-type="string">
            <text:p>I</text:p>
          </table:table-cell>
          <table:table-cell table:formula="of:=[.E10]/[.C10]" office:value-type="float" office:value="-0.04" calcext:value-type="float">
            <text:p>-0.0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[.C11]-[.D11]" office:value-type="float" office:value="-5" calcext:value-type="float">
            <text:p>-5</text:p>
          </table:table-cell>
          <table:table-cell office:value-type="string" calcext:value-type="string">
            <text:p>j</text:p>
          </table:table-cell>
          <table:table-cell table:formula="of:=[.E11]/[.C11]" office:value-type="float" office:value="-0.192307692307692" calcext:value-type="float">
            <text:p>-0.192307692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string" calcext:value-type="string">
            <text:p>k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[.C12]-[.D12]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[.E12]/[.C12]" office:value-type="float" office:value="0.325581395348837" calcext:value-type="float">
            <text:p>0.325581395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C13]-[.D13]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E13]/[.C13]" office:value-type="float" office:value="0.0882352941176471" calcext:value-type="float">
            <text:p>0.088235294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C14]-[.D14]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formula="of:=[.E14]/[.C14]" office:value-type="float" office:value="0.032258064516129" calcext:value-type="float">
            <text:p>0.03225806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C15]-[.D15]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[.E15]/[.C15]" office:value-type="float" office:value="0.032258064516129" calcext:value-type="float">
            <text:p>0.03225806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C16]-[.D16]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formula="of:=[.E16]/[.C16]" office:value-type="float" office:value="0.184210526315789" calcext:value-type="float">
            <text:p>0.18421052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C17]-[.D17]"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[.E17]/[.C17]" office:value-type="float" office:value="0.162162162162162" calcext:value-type="float">
            <text:p>0.162162162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string" calcext:value-type="string">
            <text:p>q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C18]-[.D18]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[.E18]/[.C18]" office:value-type="float" office:value="0.225" calcext:value-type="float">
            <text:p>0.225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C19]-[.D19]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formula="of:=[.E19]/[.C19]" office:value-type="float" office:value="0.184210526315789" calcext:value-type="float">
            <text:p>0.18421052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C20]-[.D20]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.E20]/[.C20]" office:value-type="float" office:value="0.03125" calcext:value-type="float">
            <text:p>0.03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C21]-[.D21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formula="of:=[.E21]/[.C21]" office:value-type="float" office:value="0.03125" calcext:value-type="float">
            <text:p>0.031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C22]-[.D22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formula="of:=[.E22]/[.C22]" office:value-type="float" office:value="0.03125" calcext:value-type="float">
            <text:p>0.0312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C23]-[.D23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formula="of:=[.E23]/[.C23]" office:value-type="float" office:value="0.03125" calcext:value-type="float">
            <text:p>0.031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C24]-[.D24]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formula="of:=[.E24]/[.C24]" office:value-type="float" office:value="0.0277777777777778" calcext:value-type="float">
            <text:p>0.027777777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[.C25]-[.D25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E25]/[.C25]"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string" calcext:value-type="string">
            <text:p>y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[.C26]-[.D26]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formula="of:=[.E26]/[.C26]" office:value-type="float" office:value="0.0689655172413793" calcext:value-type="float">
            <text:p>0.068965517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string" calcext:value-type="string">
            <text:p>z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[.C27]-[.D27]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formula="of:=[.E27]/[.C27]" office:value-type="float" office:value="0.0161290322580645" calcext:value-type="float">
            <text:p>0.016129032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string" calcext:value-type="string">
            <text:p>aa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C28]-[.D28]"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formula="of:=[.E28]/[.C28]" office:value-type="float" office:value="0.0151515151515152" calcext:value-type="float">
            <text:p>0.0151515152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string" calcext:value-type="string">
            <text:p>bb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[.C29]-[.D29]"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formula="of:=[.E29]/[.C29]" office:value-type="float" office:value="0.0136986301369863" calcext:value-type="float">
            <text:p>0.0136986301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string" calcext:value-type="string">
            <text:p>cc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[.C30]-[.D30]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formula="of:=[.E30]/[.C30]" office:value-type="float" office:value="0.0232558139534884" calcext:value-type="float">
            <text:p>0.023255814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string" calcext:value-type="string">
            <text:p>d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formula="of:=[.C31]-[.D31]"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formula="of:=[.E31]/[.C31]" office:value-type="float" office:value="0.0344827586206897" calcext:value-type="float">
            <text:p>0.0344827586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string" calcext:value-type="string">
            <text:p>ee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[.C32]-[.D32]"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table:formula="of:=[.E32]/[.C32]" office:value-type="float" office:value="0.0103092783505155" calcext:value-type="float">
            <text:p>0.0103092784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string" calcext:value-type="string">
            <text:p>ff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[.C33]-[.D33]"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table:formula="of:=[.E33]/[.C33]" office:value-type="float" office:value="0.00925925925925926" calcext:value-type="float">
            <text:p>0.0092592593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string" calcext:value-type="string">
            <text:p>gg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formula="of:=[.C34]-[.D34]" office:value-type="float" office:value="-21" calcext:value-type="float">
            <text:p>-21</text:p>
          </table:table-cell>
          <table:table-cell office:value-type="string" calcext:value-type="string">
            <text:p>gg</text:p>
          </table:table-cell>
          <table:table-cell table:formula="of:=[.E34]/[.C34]" office:value-type="float" office:value="-0.196261682242991" calcext:value-type="float">
            <text:p>-0.196261682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string" calcext:value-type="string">
            <text:p>hh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[.C35]-[.D35]" office:value-type="float" office:value="2" calcext:value-type="float">
            <text:p>2</text:p>
          </table:table-cell>
          <table:table-cell office:value-type="string" calcext:value-type="string">
            <text:p>hh</text:p>
          </table:table-cell>
          <table:table-cell table:formula="of:=[.E35]/[.C35]" office:value-type="float" office:value="0.0181818181818182" calcext:value-type="float">
            <text:p>0.0181818182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string" calcext:value-type="string">
            <text:p>ii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C36]-[.D36]"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table:formula="of:=[.E36]/[.C36]" office:value-type="float" office:value="0.016" calcext:value-type="float">
            <text:p>0.016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string" calcext:value-type="string">
            <text:p>jj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C37]-[.D37]" office:value-type="float" office:value="2" calcext:value-type="float">
            <text:p>2</text:p>
          </table:table-cell>
          <table:table-cell office:value-type="string" calcext:value-type="string">
            <text:p>jj</text:p>
          </table:table-cell>
          <table:table-cell table:formula="of:=[.E37]/[.C37]" office:value-type="float" office:value="0.016" calcext:value-type="float">
            <text:p>0.016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string" calcext:value-type="string">
            <text:p>kk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C38]-[.D38]" office:value-type="float" office:value="1" calcext:value-type="float">
            <text:p>1</text:p>
          </table:table-cell>
          <table:table-cell office:value-type="string" calcext:value-type="string">
            <text:p>kk</text:p>
          </table:table-cell>
          <table:table-cell table:formula="of:=[.E38]/[.C38]" office:value-type="float" office:value="0.008" calcext:value-type="float">
            <text:p>0.008</text:p>
          </table:table-cell>
          <table:table-cell office:value-type="string" calcext:value-type="string">
            <text:p>kk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string" calcext:value-type="string">
            <text:p>ll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formula="of:=[.C39]-[.D39]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[.E39]/[.C39]" office:value-type="float" office:value="0.0220588235294118" calcext:value-type="float">
            <text:p>0.0220588235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office:value-type="string" calcext:value-type="string">
            <text:p>mm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formula="of:=[.C40]-[.D40]" office:value-type="float" office:value="-8" calcext:value-type="float">
            <text:p>-8</text:p>
          </table:table-cell>
          <table:table-cell office:value-type="string" calcext:value-type="string">
            <text:p>mm</text:p>
          </table:table-cell>
          <table:table-cell table:formula="of:=[.E40]/[.C40]" office:value-type="float" office:value="-0.0592592592592593" calcext:value-type="float">
            <text:p>-0.059259259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string" calcext:value-type="string">
            <text:p>nn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formula="of:=[.C41]-[.D41]" office:value-type="float" office:value="2" calcext:value-type="float">
            <text:p>2</text:p>
          </table:table-cell>
          <table:table-cell office:value-type="string" calcext:value-type="string">
            <text:p>nn</text:p>
          </table:table-cell>
          <table:table-cell table:formula="of:=[.E41]/[.C41]" office:value-type="float" office:value="0.0132450331125828" calcext:value-type="float">
            <text:p>0.0132450331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string" calcext:value-type="string">
            <text:p>oo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table:formula="of:=[.C42]-[.D42]" office:value-type="float" office:value="4" calcext:value-type="float">
            <text:p>4</text:p>
          </table:table-cell>
          <table:table-cell office:value-type="string" calcext:value-type="string">
            <text:p>oo</text:p>
          </table:table-cell>
          <table:table-cell table:formula="of:=[.E42]/[.C42]" office:value-type="float" office:value="0.0202020202020202" calcext:value-type="float">
            <text:p>0.0202020202</text:p>
          </table:table-cell>
          <table:table-cell office:value-type="string" calcext:value-type="string">
            <text:p>oo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string" calcext:value-type="string">
            <text:p>pp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table:formula="of:=[.C43]-[.D43]" office:value-type="float" office:value="-9" calcext:value-type="float">
            <text:p>-9</text:p>
          </table:table-cell>
          <table:table-cell office:value-type="string" calcext:value-type="string">
            <text:p>pp</text:p>
          </table:table-cell>
          <table:table-cell table:formula="of:=[.E43]/[.C43]" office:value-type="float" office:value="-0.0335820895522388" calcext:value-type="float">
            <text:p>-0.033582089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string" calcext:value-type="string">
            <text:p>qq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table:formula="of:=[.C44]-[.D44]" office:value-type="float" office:value="4" calcext:value-type="float">
            <text:p>4</text:p>
          </table:table-cell>
          <table:table-cell office:value-type="string" calcext:value-type="string">
            <text:p>qq</text:p>
          </table:table-cell>
          <table:table-cell table:formula="of:=[.E44]/[.C44]" office:value-type="float" office:value="0.0146520146520147" calcext:value-type="float">
            <text:p>0.0146520147</text:p>
          </table:table-cell>
          <table:table-cell office:value-type="string" calcext:value-type="string">
            <text:p>qq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string" calcext:value-type="string">
            <text:p>rr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table:formula="of:=[.C45]-[.D45]" office:value-type="float" office:value="4" calcext:value-type="float">
            <text:p>4</text:p>
          </table:table-cell>
          <table:table-cell office:value-type="string" calcext:value-type="string">
            <text:p>rr</text:p>
          </table:table-cell>
          <table:table-cell table:formula="of:=[.E45]/[.C45]" office:value-type="float" office:value="0.0112359550561798" calcext:value-type="float">
            <text:p>0.0112359551</text:p>
          </table:table-cell>
          <table:table-cell office:value-type="string" calcext:value-type="string">
            <text:p>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58:18.06910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4:14:39.644461492</meta:creation-date>
    <dc:date>2017-03-06T15:01:01.904398711</dc:date>
    <meta:editing-duration>PT5M42S</meta:editing-duration>
    <meta:editing-cycles>4</meta:editing-cycles>
    <meta:generator>LibreOffice/5.1.4.2$Linux_X86_64 LibreOffice_project/10m0$Build-2</meta:generator>
    <meta:document-statistic meta:table-count="2" meta:cell-count="564" meta:object-count="0"/>
  </office:meta>
</office:document-meta>
</file>